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0f3" officeooo:paragraph-rsid="001440f3"/>
    </style:style>
    <style:style style:name="P2" style:family="paragraph" style:parent-style-name="Standard">
      <style:text-properties officeooo:paragraph-rsid="001440f3"/>
    </style:style>
    <style:style style:name="P3" style:family="paragraph" style:parent-style-name="Standard">
      <style:text-properties officeooo:rsid="00144715" officeooo:paragraph-rsid="00144715"/>
    </style:style>
    <style:style style:name="P4" style:family="paragraph" style:parent-style-name="Standard">
      <style:text-properties officeooo:rsid="00152f37" officeooo:paragraph-rsid="00152f37"/>
    </style:style>
    <style:style style:name="P5" style:family="paragraph" style:parent-style-name="Standard">
      <style:text-properties fo:font-weight="bold" officeooo:rsid="00144715" officeooo:paragraph-rsid="00144715" style:font-weight-asian="bold" style:font-weight-complex="bold"/>
    </style:style>
    <style:style style:name="P6" style:family="paragraph" style:parent-style-name="Standard">
      <style:text-properties fo:font-weight="bold" officeooo:rsid="00144715" officeooo:paragraph-rsid="00152f37" style:font-weight-asian="bold" style:font-weight-complex="bold"/>
    </style:style>
    <style:style style:name="P7" style:family="paragraph" style:parent-style-name="Standard">
      <style:text-properties fo:font-weight="bold" officeooo:rsid="00152f37" officeooo:paragraph-rsid="00152f37" style:font-weight-asian="bold" style:font-weight-complex="bold"/>
    </style:style>
    <style:style style:name="P8" style:family="paragraph" style:parent-style-name="Standard">
      <style:text-properties fo:font-weight="bold" officeooo:rsid="001609ba" officeooo:paragraph-rsid="00152f37" style:font-weight-asian="bold" style:font-weight-complex="bold"/>
    </style:style>
    <style:style style:name="P9" style:family="paragraph" style:parent-style-name="Standard">
      <style:text-properties fo:font-weight="bold" officeooo:rsid="00197096" officeooo:paragraph-rsid="00197096" style:font-weight-asian="bold" style:font-weight-complex="bold"/>
    </style:style>
    <style:style style:name="P10" style:family="paragraph" style:parent-style-name="Standard">
      <style:text-properties fo:font-weight="normal" officeooo:rsid="00197096" officeooo:paragraph-rsid="00197096" style:font-weight-asian="normal" style:font-weight-complex="normal"/>
    </style:style>
    <style:style style:name="T1" style:family="text">
      <style:text-properties officeooo:rsid="001440f3"/>
    </style:style>
    <style:style style:name="T2" style:family="text">
      <style:text-properties officeooo:rsid="00152f37"/>
    </style:style>
    <style:style style:name="T3" style:family="text">
      <style:text-properties officeooo:rsid="001447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joco:</text:p>
      <text:p text:style-name="P1"/>
      <text:p text:style-name="P1">1. follow instructions until “install gum” part.</text:p>
      <text:p text:style-name="P1"><text:a xlink:type="simple" xlink:href="https://www.chenshiyu.top/blog/2019/06/19/Tutorial-Installation-and-Configuration-of-MuJoCo-Gym-Baselines/" text:style-name="Internet_20_link" text:visited-style-name="Visited_20_Internet_20_Link">https://www.chenshiyu.top/blog/2019/06/19/Tutorial-Installation-and-Configuration-of-MuJoCo-Gym-Baselines/</text:a></text:p>
      <text:p text:style-name="P1"/>
      <text:p text:style-name="P2"><text:span text:style-name="T1">2. get back to the primary directory (NBEL) and do the part of “</text:span><text:bookmark text:name="user-content-install-and-use-mujoco-py"/>Install and use <text:span text:style-name="Source_20_Text">mujoco-py</text:span></text:p>
      <text:p text:style-name="P1">“</text:p>
      <text:p text:style-name="P1"><text:a xlink:type="simple" xlink:href="https://github.com/openai/mujoco-py#install-mujoco" text:style-name="Internet_20_link" text:visited-style-name="Visited_20_Internet_20_Link">https://github.com/openai/mujoco-py#install-mujoco</text:a></text:p>
      <text:p text:style-name="P1"/>
      <text:p text:style-name="P1"/>
      <text:p text:style-name="P1"/>
      <text:p text:style-name="P3">VSCODE:</text:p>
      <text:p text:style-name="P3"/>
      <text:p text:style-name="P4">1. select <text:s/><text:span text:style-name="T3">interpreter</text:span></text:p>
      <text:p text:style-name="P3">ctrl+shitf+p</text:p>
      <text:p text:style-name="P3">python select interpreter:</text:p>
      <text:p text:style-name="P5">/home/nbel/anaconda3/bin/python</text:p>
      <text:p text:style-name="P5"/>
      <text:p text:style-name="P4">2. in the shell:</text:p>
      <text:p text:style-name="P6"><text:span text:style-name="T2">cd </text:span>~/NBEL/alyn_project</text:p>
      <text:p text:style-name="P7">source alyn_env/bin/activate</text:p>
      <text:p text:style-name="P6">export DISPLAY=:0 <text:s/></text:p>
      <text:p text:style-name="P6"/>
      <text:p text:style-name="P8"/>
      <text:p text:style-name="P9">conda</text:p>
      <text:p text:style-name="P10">conad info --li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21:08:02.671354494</meta:creation-date>
    <dc:date>2021-06-15T09:35:02.788696156</dc:date>
    <meta:editing-duration>PT17H4M18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1" meta:paragraph-count="17" meta:word-count="52" meta:character-count="506" meta:non-whitespace-character-count="469"/>
  </office:meta>
</office:document-meta>
</file>